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befc" officeooo:paragraph-rsid="0016befc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6befc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6befc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</text:span><text:span text:style-name="T2">2nd</text:span><text:span text:style-name="T1"> of </text:span><text:span text:style-name="T2">September</text:span><text:span text:style-name="T1"> 2020 under the </text:span><text:span text:style-name="T2">22nd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Constitutes the need for all structures on the roof of the nether to be spawnproof, with the exception of intention (i.e. farms).</text:p>
      <text:p text:style-name="P1"/>
      <text:p text:style-name="P1">And proceeds.</text:p>
      <text:p text:style-name="P1"/>
      <text:p text:style-name="P1">Signed by,</text:p>
      <text:p text:style-name="P3">Tsarsteven</text:p>
      <text:p text:style-name="P3">yoran</text:p>
      <text:p text:style-name="P1"/>
      <text:p text:style-name="P1"/>
      <text:p text:style-name="P1"/>
      <text:p text:style-name="Standard"><text:span text:style-name="T3">[Motion as: 2</text:span><text:span text:style-name="T4">2</text:span><text:span text:style-name="T3">-</text:span><text:span text:style-name="T4">2</text:span><text:span text:style-name="T3">: “All structures on the netheroof having to be spawnproof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9-02T15:34:10.095995633</dc:date>
    <meta:editing-duration>PT1M49S</meta:editing-duration>
    <meta:editing-cycles>2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8" meta:word-count="61" meta:character-count="379" meta:non-whitespace-character-count="326"/>
  </office:meta>
</office:document-meta>
</file>